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" style:family="paragraph" style:parent-style-name="Text_20_body" style:list-style-name="L5">
      <style:paragraph-properties fo:margin-left="0cm" fo:margin-right="0cm" fo:text-indent="0cm" style:auto-text-indent="false"/>
    </style:style>
    <style:style style:name="P10" style:family="paragraph" style:parent-style-name="Text_20_body" style:list-style-name="L6">
      <style:paragraph-properties fo:margin-left="0cm" fo:margin-right="0cm" fo:text-indent="0cm" style:auto-text-indent="false"/>
    </style:style>
    <style:style style:name="P11" style:family="paragraph" style:parent-style-name="Text_20_body" style:list-style-name="L7">
      <style:paragraph-properties fo:margin-left="0cm" fo:margin-right="0cm" fo:text-indent="0cm" style:auto-text-indent="false"/>
    </style:style>
    <style:style style:name="P12" style:family="paragraph" style:parent-style-name="Text_20_body" style:list-style-name="L8">
      <style:paragraph-properties fo:margin-left="0cm" fo:margin-right="0cm" fo:text-indent="0cm" style:auto-text-indent="false"/>
    </style:style>
    <style:style style:name="P13" style:family="paragraph" style:parent-style-name="Text_20_body" style:list-style-name="L9">
      <style:paragraph-properties fo:margin-left="0cm" fo:margin-right="0cm" fo:text-indent="0cm" style:auto-text-indent="false"/>
    </style:style>
    <style:style style:name="P14" style:family="paragraph" style:parent-style-name="Text_20_body" style:list-style-name="L10">
      <style:paragraph-properties fo:margin-left="0cm" fo:margin-right="0cm" fo:text-indent="0cm" style:auto-text-indent="false"/>
    </style:style>
    <style:style style:name="P15" style:family="paragraph" style:parent-style-name="Text_20_body" style:list-style-name="L11">
      <style:paragraph-properties fo:margin-left="0cm" fo:margin-right="0cm" fo:text-indent="0cm" style:auto-text-indent="false"/>
    </style:style>
    <style:style style:name="P16" style:family="paragraph" style:parent-style-name="Text_20_body" style:list-style-name="L12">
      <style:paragraph-properties fo:margin-left="0cm" fo:margin-right="0cm" fo:text-indent="0cm" style:auto-text-indent="false"/>
    </style:style>
    <style:style style:name="P17" style:family="paragraph" style:parent-style-name="Text_20_body" style:list-style-name="L13">
      <style:paragraph-properties fo:margin-left="0cm" fo:margin-right="0cm" fo:text-indent="0cm" style:auto-text-indent="false"/>
    </style:style>
    <style:style style:name="P18" style:family="paragraph" style:parent-style-name="Text_20_body" style:list-style-name="L14">
      <style:paragraph-properties fo:margin-left="0cm" fo:margin-right="0cm" fo:text-indent="0cm" style:auto-text-indent="false"/>
    </style:style>
    <style:style style:name="P19" style:family="paragraph" style:parent-style-name="Text_20_body" style:list-style-name="L15">
      <style:paragraph-properties fo:margin-left="0cm" fo:margin-right="0cm" fo:text-indent="0cm" style:auto-text-indent="false"/>
    </style:style>
    <style:style style:name="P20" style:family="paragraph" style:parent-style-name="Text_20_body" style:list-style-name="L16">
      <style:paragraph-properties fo:margin-left="0cm" fo:margin-right="0cm" fo:text-indent="0cm" style:auto-text-indent="false"/>
    </style:style>
    <style:style style:name="P21" style:family="paragraph" style:parent-style-name="Text_20_body" style:list-style-name="L17">
      <style:paragraph-properties fo:margin-left="0cm" fo:margin-right="0cm" fo:text-indent="0cm" style:auto-text-indent="false"/>
    </style:style>
    <style:style style:name="P22" style:family="paragraph" style:parent-style-name="Text_20_body" style:list-style-name="L18">
      <style:paragraph-properties fo:margin-left="0cm" fo:margin-right="0cm" fo:text-indent="0cm" style:auto-text-indent="false"/>
    </style:style>
    <style:style style:name="P23" style:family="paragraph" style:parent-style-name="Text_20_body" style:list-style-name="L19">
      <style:paragraph-properties fo:margin-left="0cm" fo:margin-right="0cm" fo:text-indent="0cm" style:auto-text-indent="false"/>
    </style:style>
    <style:style style:name="P24" style:family="paragraph" style:parent-style-name="Text_20_body" style:list-style-name="L20">
      <style:paragraph-properties fo:margin-left="0cm" fo:margin-right="0cm" fo:text-indent="0cm" style:auto-text-indent="false"/>
    </style:style>
    <style:style style:name="P25" style:family="paragraph" style:parent-style-name="Text_20_body" style:list-style-name="L21">
      <style:paragraph-properties fo:margin-left="0cm" fo:margin-right="0cm" fo:text-indent="0cm" style:auto-text-indent="false"/>
    </style:style>
    <style:style style:name="P26" style:family="paragraph" style:parent-style-name="Text_20_body" style:list-style-name="L22">
      <style:paragraph-properties fo:margin-left="0cm" fo:margin-right="0cm" fo:text-indent="0cm" style:auto-text-indent="false"/>
    </style:style>
    <style:style style:name="P27" style:family="paragraph" style:parent-style-name="Text_20_body" style:list-style-name="L23">
      <style:paragraph-properties fo:margin-left="0cm" fo:margin-right="0cm" fo:text-indent="0cm" style:auto-text-indent="false"/>
    </style:style>
    <style:style style:name="P28" style:family="paragraph" style:parent-style-name="Text_20_body" style:list-style-name="L24">
      <style:paragraph-properties fo:margin-left="0cm" fo:margin-right="0cm" fo:text-indent="0cm" style:auto-text-indent="false"/>
    </style:style>
    <style:style style:name="P29" style:family="paragraph" style:parent-style-name="Text_20_body" style:list-style-name="L25">
      <style:paragraph-properties fo:margin-left="0cm" fo:margin-right="0cm" fo:text-indent="0cm" style:auto-text-indent="false"/>
    </style:style>
    <style:style style:name="P30" style:family="paragraph" style:parent-style-name="Text_20_body" style:list-style-name="L26">
      <style:paragraph-properties fo:margin-left="0cm" fo:margin-right="0cm" fo:text-indent="0cm" style:auto-text-indent="false"/>
    </style:style>
    <style:style style:name="P31" style:family="paragraph" style:parent-style-name="Text_20_body" style:list-style-name="L27">
      <style:paragraph-properties fo:margin-left="0cm" fo:margin-right="0cm" fo:text-indent="0cm" style:auto-text-indent="false"/>
    </style:style>
    <style:style style:name="P32" style:family="paragraph" style:parent-style-name="Text_20_body" style:list-style-name="L28">
      <style:paragraph-properties fo:margin-left="0cm" fo:margin-right="0cm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urs</text:h>
      <text:section text:style-name="Sect1" text:name="magicdomid3">
        <text:p text:style-name="P1"><text:line-break/></text:p>
      </text:section>
      <text:section text:style-name="Sect1" text:name="magicdomid4">
        <text:p text:style-name="P1"><text:a xlink:type="simple" xlink:href="https://www.transfernow.net/dl/20241008bw2NVZ8I" text:style-name="Internet_20_link" text:visited-style-name="Visited_20_Internet_20_Link">https://www.transfernow.net/dl/20241008bw2NVZ8I</text:a></text:p>
      </text:section>
      <text:section text:style-name="Sect1" text:name="magicdomid5">
        <text:p text:style-name="P1"><text:line-break/></text:p>
      </text:section>
      <text:section text:style-name="Sect1" text:name="magicdomid6">
        <text:p text:style-name="P1"><text:line-break/></text:p>
      </text:section>
      <text:section text:style-name="Sect1" text:name="magicdomid7">
        <text:p text:style-name="P1"><text:line-break/></text:p>
      </text:section>
      <text:section text:style-name="Sect1" text:name="magicdomid8">
        <text:p text:style-name="P1"><text:line-break/></text:p>
      </text:section>
      <text:section text:style-name="Sect1" text:name="magicdomid9">
        <text:p text:style-name="P1">IDE = Inteligent Developement Environement</text:p>
      </text:section>
      <text:section text:style-name="Sect1" text:name="magicdomid10">
        <text:p text:style-name="P1"><text:line-break/></text:p>
      </text:section>
      <text:section text:style-name="Sect1" text:name="magicdomid11">
        <text:p text:style-name="P1">Visual Studio Code --&gt; Html-Css-JS </text:p>
      </text:section>
      <text:section text:style-name="Sect1" text:name="magicdomid12">
        <text:p text:style-name="P1"><text:line-break/></text:p>
      </text:section>
      <text:section text:style-name="Sect1" text:name="magicdomid13">
        <text:p text:style-name="P1"><text:line-break/></text:p>
      </text:section>
      <text:section text:style-name="Sect1" text:name="magicdomid14">
        <text:h text:style-name="P2" text:outline-level="3">Raccourci pratique VSC:</text:h>
      </text:section>
      <text:section text:style-name="Sect1" text:name="magicdomid15">
        <text:p text:style-name="P1">    </text:p>
      </text:section>
      <text:section text:style-name="Sect1" text:name="magicdomid16">
        <text:p text:style-name="P1">    Structure HTML :  ! + entré</text:p>
      </text:section>
      <text:section text:style-name="Sect1" text:name="magicdomid17">
        <text:p text:style-name="P1">    </text:p>
      </text:section>
      <text:section text:style-name="Sect1" text:name="magicdomid18">
        <text:p text:style-name="P1">    CTRL + :  --&gt; Passage en commentaire</text:p>
      </text:section>
      <text:section text:style-name="Sect1" text:name="magicdomid19">
        <text:p text:style-name="P1">    </text:p>
      </text:section>
      <text:section text:style-name="Sect1" text:name="magicdomid20">
        <text:p text:style-name="P1">    ALt + Z -&gt;&gt; Regroupe le code sur la partie visible</text:p>
      </text:section>
      <text:section text:style-name="Sect1" text:name="magicdomid21">
        <text:p text:style-name="P1">    </text:p>
      </text:section>
      <text:section text:style-name="Sect1" text:name="magicdomid22">
        <text:p text:style-name="P1">    Shift + Alt + F -&gt;&gt; Formater le document (Rendre beau)</text:p>
      </text:section>
      <text:section text:style-name="Sect1" text:name="magicdomid23">
        <text:p text:style-name="P1">    </text:p>
      </text:section>
      <text:section text:style-name="Sect1" text:name="magicdomid24">
        <text:p text:style-name="P1">    </text:p>
      </text:section>
      <text:section text:style-name="Sect1" text:name="magicdomid25">
        <text:p text:style-name="P1">    </text:p>
      </text:section>
      <text:section text:style-name="Sect1" text:name="magicdomid26">
        <text:p text:style-name="P1">    </text:p>
      </text:section>
      <text:section text:style-name="Sect1" text:name="magicdomid27">
        <text:h text:style-name="P3" text:outline-level="2">Sites utiles :</text:h>
      </text:section>
      <text:section text:style-name="Sect1" text:name="magicdomid28">
        <text:p text:style-name="P1">    </text:p>
      </text:section>
      <text:section text:style-name="Sect1" text:name="magicdomid29">
        <text:p text:style-name="P1">    MDN balises sémantiques : <text:a xlink:type="simple" xlink:href="https://developer.mozilla.org/fr/docs/Glossary/Semantics" text:style-name="Internet_20_link" text:visited-style-name="Visited_20_Internet_20_Link">https://developer.mozilla.org/fr/docs/Glossary/Semantics</text:a></text:p>
      </text:section>
      <text:section text:style-name="Sect1" text:name="magicdomid30">
        <text:p text:style-name="P1">    Structure sémantique : <text:a xlink:type="simple" xlink:href="https://fr.semrush.com/blog/balises-structurelles-html-semantique/" text:style-name="Internet_20_link" text:visited-style-name="Visited_20_Internet_20_Link">https://fr.semrush.com/blog/balises-structurelles-html-semantique/</text:a></text:p>
      </text:section>
      <text:section text:style-name="Sect1" text:name="magicdomid31">
        <text:p text:style-name="P1">    Test Compatibilité : <text:a xlink:type="simple" xlink:href="https://caniuse.com/" text:style-name="Internet_20_link" text:visited-style-name="Visited_20_Internet_20_Link">https://caniuse.com/</text:a></text:p>
      </text:section>
      <text:section text:style-name="Sect1" text:name="magicdomid32">
        <text:p text:style-name="P1">    </text:p>
      </text:section>
      <text:section text:style-name="Sect1" text:name="magicdomid33">
        <text:p text:style-name="P1">    Css diner, jeu selecteur css : <text:a xlink:type="simple" xlink:href="https://flukeout.github.io/" text:style-name="Internet_20_link" text:visited-style-name="Visited_20_Internet_20_Link">https://flukeout.github.io/</text:a></text:p>
      </text:section>
      <text:section text:style-name="Sect1" text:name="magicdomid34">
        <text:p text:style-name="P1">    Jeu flexbox : <text:a xlink:type="simple" xlink:href="https://flexboxfroggy.com/#fr" text:style-name="Internet_20_link" text:visited-style-name="Visited_20_Internet_20_Link">https://flexboxfroggy.com/#fr</text:a></text:p>
      </text:section>
      <text:section text:style-name="Sect1" text:name="magicdomid35">
        <text:p text:style-name="P1">    Documentation flexbox :<text:a xlink:type="simple" xlink:href="https://css-tricks.com/snippets/css/a-guide-to-flexbox/" text:style-name="Internet_20_link" text:visited-style-name="Visited_20_Internet_20_Link">https://css-tricks.com/snippets/css/a-guide-to-flexbox/</text:a></text:p>
      </text:section>
      <text:section text:style-name="Sect1" text:name="magicdomid36">
        <text:p text:style-name="P1">    </text:p>
      </text:section>
      <text:section text:style-name="Sect1" text:name="magicdomid37">
        <text:list text:style-name="L1">
          <text:list-item>
            <text:p text:style-name="P4">Media querries : <text:a xlink:type="simple" xlink:href="https://developer.mozilla.org/fr/docs/Web/CSS/CSS_media_queries/Using_media_queries" text:style-name="Internet_20_link" text:visited-style-name="Visited_20_Internet_20_Link">https://developer.mozilla.org/fr/docs/Web/CSS/CSS_media_queries/Using_media_queries</text:a></text:p>
          </text:list-item>
        </text:list>
      </text:section>
      <text:section text:style-name="Sect1" text:name="magicdomid38">
        <text:list text:style-name="L2">
          <text:list-item>
            <text:p text:style-name="P5"/>
          </text:list-item>
        </text:list>
      </text:section>
      <text:section text:style-name="Sect1" text:name="magicdomid39">
        <text:list text:style-name="L3">
          <text:list-item>
            <text:p text:style-name="P6"><text:soft-page-break/>Dégradé de couleur:</text:p>
          </text:list-item>
        </text:list>
      </text:section>
      <text:section text:style-name="Sect1" text:name="magicdomid40">
        <text:list text:style-name="L4">
          <text:list-item>
            <text:p text:style-name="P7"><text:a xlink:type="simple" xlink:href="https://cssgradient.io/" text:style-name="Internet_20_link" text:visited-style-name="Visited_20_Internet_20_Link">https://cssgradient.io/</text:a></text:p>
          </text:list-item>
        </text:list>
      </text:section>
      <text:section text:style-name="Sect1" text:name="magicdomid41">
        <text:p text:style-name="P1">    </text:p>
      </text:section>
      <text:section text:style-name="Sect1" text:name="magicdomid42">
        <text:p text:style-name="P1">    Pour les fonts : <text:a xlink:type="simple" xlink:href="https://www.dafont.com/fr/" text:style-name="Internet_20_link" text:visited-style-name="Visited_20_Internet_20_Link">https://www.dafont.com/fr/</text:a></text:p>
      </text:section>
      <text:section text:style-name="Sect1" text:name="magicdomid43">
        <text:p text:style-name="P1">    </text:p>
      </text:section>
      <text:section text:style-name="Sect1" text:name="magicdomid44">
        <text:p text:style-name="P1">    1 page d'accueil , 2éme page </text:p>
      </text:section>
      <text:section text:style-name="Sect1" text:name="magicdomid45">
        <text:p text:style-name="P1">    </text:p>
      </text:section>
      <text:section text:style-name="Sect1" text:name="magicdomid46">
        <text:p text:style-name="P1"><text:line-break/></text:p>
      </text:section>
      <text:section text:style-name="Sect1" text:name="magicdomid47">
        <text:p text:style-name="P1"><text:line-break/></text:p>
      </text:section>
      <text:section text:style-name="Sect1" text:name="magicdomid48">
        <text:p text:style-name="P1"><text:line-break/></text:p>
      </text:section>
      <text:section text:style-name="Sect1" text:name="magicdomid49">
        <text:p text:style-name="P1"><text:line-break/></text:p>
      </text:section>
      <text:section text:style-name="Sect1" text:name="magicdomid50">
        <text:p text:style-name="P1"><text:line-break/></text:p>
      </text:section>
      <text:section text:style-name="Sect1" text:name="magicdomid51">
        <text:p text:style-name="P1"><text:line-break/></text:p>
      </text:section>
      <text:section text:style-name="Sect1" text:name="magicdomid52">
        <text:p text:style-name="P1"><text:line-break/></text:p>
      </text:section>
      <text:section text:style-name="Sect1" text:name="magicdomid53">
        <text:p text:style-name="P1"><text:line-break/></text:p>
      </text:section>
      <text:section text:style-name="Sect1" text:name="magicdomid54">
        <text:p text:style-name="P1"> Article </text:p>
      </text:section>
      <text:section text:style-name="Sect1" text:name="magicdomid55">
        <text:p text:style-name="P1">        </text:p>
      </text:section>
      <text:section text:style-name="Sect1" text:name="magicdomid56">
        <text:p text:style-name="P1">        </text:p>
      </text:section>
      <text:section text:style-name="Sect1" text:name="magicdomid57">
        <text:p text:style-name="P1">    Mohamed Amine:</text:p>
      </text:section>
      <text:section text:style-name="Sect1" text:name="magicdomid58">
        <text:p text:style-name="P1">        - Salle de sport </text:p>
      </text:section>
      <text:section text:style-name="Sect1" text:name="magicdomid59">
        <text:p text:style-name="P1">        - Spécifications sur les activités possible</text:p>
      </text:section>
      <text:section text:style-name="Sect1" text:name="magicdomid60">
        <text:p text:style-name="P1">        - Une page d'accueil  avec un lien cliquable qui mène à la deuxième page</text:p>
      </text:section>
      <text:section text:style-name="Sect1" text:name="magicdomid61">
        <text:p text:style-name="P1">        -Deuxième page : liste des activités avec une petite explication de cette dernière , ses horaires et tarifs. </text:p>
      </text:section>
      <text:section text:style-name="Sect1" text:name="magicdomid62">
        <text:p text:style-name="P1">        </text:p>
      </text:section>
      <text:section text:style-name="Sect1" text:name="magicdomid63">
        <text:p text:style-name="P1"><text:line-break/></text:p>
      </text:section>
      <text:section text:style-name="Sect1" text:name="magicdomid64">
        <text:p text:style-name="P1"><text:line-break/></text:p>
      </text:section>
      <text:section text:style-name="Sect1" text:name="magicdomid65">
        <text:p text:style-name="P1">Nassim          </text:p>
      </text:section>
      <text:section text:style-name="Sect1" text:name="magicdomid66">
        <text:p text:style-name="P8">Valorant Wiki :</text:p>
      </text:section>
      <text:section text:style-name="Sect1" text:name="magicdomid67">
        <text:p text:style-name="P1">- Nav avec les catégories disponnible (renvoie à d'autres pages)</text:p>
      </text:section>
      <text:section text:style-name="Sect1" text:name="magicdomid68">
        <text:p text:style-name="P1">- Header qui prends toute la page avec un bouton qui renvoie au main </text:p>
      </text:section>
      <text:section text:style-name="Sect1" text:name="magicdomid69">
        <text:p text:style-name="P1">- Presentation des equipes selon les continents des championnats</text:p>
      </text:section>
      <text:section text:style-name="Sect1" text:name="magicdomid70">
        <text:p text:style-name="P1">- Footer avec les réseaux et liens vers l'editeur du jeu </text:p>
      </text:section>
      <text:section text:style-name="Sect1" text:name="magicdomid71">
        <text:p text:style-name="P1"><text:line-break/></text:p>
      </text:section>
      <text:section text:style-name="Sect1" text:name="magicdomid72">
        <text:p text:style-name="P1">Page 2 :</text:p>
      </text:section>
      <text:section text:style-name="Sect1" text:name="magicdomid73">
        <text:p text:style-name="P1">- Header similaire</text:p>
      </text:section>
      <text:section text:style-name="Sect1" text:name="magicdomid74">
        <text:p text:style-name="P1">- Détails des équipes et des rôles des joueurs </text:p>
      </text:section>
      <text:section text:style-name="Sect1" text:name="magicdomid75">
        <text:p text:style-name="P1">- Leurs palamares</text:p>
      </text:section>
      <text:section text:style-name="Sect1" text:name="magicdomid76">
        <text:p text:style-name="P1"><text:line-break/></text:p>
      </text:section>
      <text:section text:style-name="Sect1" text:name="magicdomid77">
        <text:p text:style-name="P1"><text:soft-page-break/><text:line-break/></text:p>
      </text:section>
      <text:section text:style-name="Sect1" text:name="magicdomid78">
        <text:p text:style-name="P1"><text:line-break/></text:p>
      </text:section>
      <text:section text:style-name="Sect1" text:name="magicdomid79">
        <text:p text:style-name="P1"><text:line-break/></text:p>
      </text:section>
      <text:section text:style-name="Sect1" text:name="magicdomid80">
        <text:p text:style-name="P1"><text:line-break/></text:p>
      </text:section>
      <text:section text:style-name="Sect1" text:name="magicdomid81">
        <text:p text:style-name="P1"><text:line-break/></text:p>
      </text:section>
      <text:section text:style-name="Sect1" text:name="magicdomid82">
        <text:p text:style-name="P1">    Muhammad</text:p>
      </text:section>
      <text:section text:style-name="Sect1" text:name="magicdomid83">
        <text:p text:style-name="P1">    un site web pour mes collection de voitures de sport préférées</text:p>
      </text:section>
      <text:section text:style-name="Sect1" text:name="magicdomid84">
        <text:p text:style-name="P1">    section avec différentes catégories de voitures</text:p>
      </text:section>
      <text:section text:style-name="Sect1" text:name="magicdomid85">
        <text:p text:style-name="P1">    section avec une images, une petite description et des détails de la voiture</text:p>
      </text:section>
      <text:section text:style-name="Sect1" text:name="magicdomid86">
        <text:p text:style-name="P1">    </text:p>
      </text:section>
      <text:section text:style-name="Sect1" text:name="magicdomid87">
        <text:p text:style-name="P1">    Accueil </text:p>
      </text:section>
      <text:section text:style-name="Sect1" text:name="magicdomid88">
        <text:list text:style-name="L5">
          <text:list-item>
            <text:p text:style-name="P9">    Header </text:p>
          </text:list-item>
        </text:list>
      </text:section>
      <text:section text:style-name="Sect1" text:name="magicdomid89">
        <text:list text:style-name="L6">
          <text:list-item>
            <text:p text:style-name="P10">Navbar</text:p>
          </text:list-item>
        </text:list>
      </text:section>
      <text:section text:style-name="Sect1" text:name="magicdomid90">
        <text:list text:style-name="L7">
          <text:list-item>
            <text:p text:style-name="P11">champ de recherche</text:p>
          </text:list-item>
        </text:list>
      </text:section>
      <text:section text:style-name="Sect1" text:name="magicdomid91">
        <text:list text:style-name="L8">
          <text:list-item>
            <text:p text:style-name="P12">section Catégories</text:p>
          </text:list-item>
        </text:list>
      </text:section>
      <text:section text:style-name="Sect1" text:name="magicdomid92">
        <text:list text:style-name="L9">
          <text:list-item>
            <text:p text:style-name="P13">diffèrent type de voitures</text:p>
          </text:list-item>
        </text:list>
      </text:section>
      <text:section text:style-name="Sect1" text:name="magicdomid93">
        <text:list text:style-name="L10">
          <text:list-item>
            <text:p text:style-name="P14">Marques de voiture</text:p>
          </text:list-item>
        </text:list>
      </text:section>
      <text:section text:style-name="Sect1" text:name="magicdomid94">
        <text:list text:style-name="L11">
          <text:list-item>
            <text:p text:style-name="P15">Footer </text:p>
          </text:list-item>
        </text:list>
      </text:section>
      <text:section text:style-name="Sect1" text:name="magicdomid95">
        <text:p text:style-name="P1">    </text:p>
      </text:section>
      <text:section text:style-name="Sect1" text:name="magicdomid96">
        <text:p text:style-name="P1">    </text:p>
      </text:section>
      <text:section text:style-name="Sect1" text:name="magicdomid97">
        <text:p text:style-name="P1">    </text:p>
      </text:section>
      <text:section text:style-name="Sect1" text:name="magicdomid98">
        <text:p text:style-name="P1">    Rémy</text:p>
      </text:section>
      <text:section text:style-name="Sect1" text:name="magicdomid99">
        <text:p text:style-name="P1">    </text:p>
      </text:section>
      <text:section text:style-name="Sect1" text:name="magicdomid100">
        <text:p text:style-name="P1">    Site pokémon  - pokédex</text:p>
      </text:section>
      <text:section text:style-name="Sect1" text:name="magicdomid101">
        <text:p text:style-name="P1"><text:line-break/></text:p>
      </text:section>
      <text:section text:style-name="Sect1" text:name="magicdomid102">
        <text:list text:style-name="L12">
          <text:list-item>
            <text:p text:style-name="P16">Page d'accueil :</text:p>
          </text:list-item>
        </text:list>
      </text:section>
      <text:section text:style-name="Sect1" text:name="magicdomid103">
        <text:p text:style-name="P1"><text:line-break/></text:p>
      </text:section>
      <text:section text:style-name="Sect1" text:name="magicdomid104">
        <text:list text:style-name="L13">
          <text:list-item>
            <text:p text:style-name="P17">- Banière</text:p>
          </text:list-item>
        </text:list>
      </text:section>
      <text:section text:style-name="Sect1" text:name="magicdomid105">
        <text:list text:style-name="L14">
          <text:list-item>
            <text:p text:style-name="P18">- section avec 3 profiles de pokémon contenant chacun une courte description ainsi que leur image</text:p>
          </text:list-item>
        </text:list>
      </text:section>
      <text:section text:style-name="Sect1" text:name="magicdomid106">
        <text:list text:style-name="L15">
          <text:list-item>
            <text:p text:style-name="P19">- section avec 2 news sur des prochaines fonctionalités du site</text:p>
          </text:list-item>
        </text:list>
      </text:section>
      <text:section text:style-name="Sect1" text:name="magicdomid107">
        <text:p text:style-name="P1"><text:line-break/></text:p>
      </text:section>
      <text:section text:style-name="Sect1" text:name="magicdomid108">
        <text:p text:style-name="P1"><text:line-break/></text:p>
      </text:section>
      <text:section text:style-name="Sect1" text:name="magicdomid109">
        <text:list text:style-name="L16">
          <text:list-item>
            <text:p text:style-name="P20">Page de profile (pokémon) :</text:p>
          </text:list-item>
        </text:list>
      </text:section>
      <text:section text:style-name="Sect1" text:name="magicdomid110">
        <text:p text:style-name="P1"><text:soft-page-break/><text:line-break/></text:p>
      </text:section>
      <text:section text:style-name="Sect1" text:name="magicdomid111">
        <text:list text:style-name="L17">
          <text:list-item>
            <text:p text:style-name="P21">- informations détaillées</text:p>
          </text:list-item>
        </text:list>
      </text:section>
      <text:section text:style-name="Sect1" text:name="magicdomid112">
        <text:p text:style-name="P1"><text:line-break/></text:p>
      </text:section>
      <text:section text:style-name="Sect1" text:name="magicdomid113">
        <text:p text:style-name="P1">    </text:p>
      </text:section>
      <text:section text:style-name="Sect1" text:name="magicdomid114">
        <text:p text:style-name="P1">    </text:p>
      </text:section>
      <text:section text:style-name="Sect1" text:name="magicdomid115">
        <text:p text:style-name="P1">    Quentin</text:p>
      </text:section>
      <text:section text:style-name="Sect1" text:name="magicdomid116">
        <text:p text:style-name="P1">    Un site de laboratoire (fabricant de médicaments, j'en aurais bien besoin là)</text:p>
      </text:section>
      <text:section text:style-name="Sect1" text:name="magicdomid117">
        <text:p text:style-name="P1">    </text:p>
      </text:section>
      <text:section text:style-name="Sect1" text:name="magicdomid118">
        <text:p text:style-name="P1">    Une page d'accueil avec header : un logo, une barre de nav et une bannière</text:p>
      </text:section>
      <text:section text:style-name="Sect1" text:name="magicdomid119">
        <text:p text:style-name="P1">    Section avec 2/3 médicaments du laboratoire et photo emballage ou cachet</text:p>
      </text:section>
      <text:section text:style-name="Sect1" text:name="magicdomid120">
        <text:p text:style-name="P1">    Section avec articles, des études réalisé par des scientifiques</text:p>
      </text:section>
      <text:section text:style-name="Sect1" text:name="magicdomid121">
        <text:p text:style-name="P1">    Footer</text:p>
      </text:section>
      <text:section text:style-name="Sect1" text:name="magicdomid122">
        <text:p text:style-name="P1">    </text:p>
      </text:section>
      <text:section text:style-name="Sect1" text:name="magicdomid123">
        <text:p text:style-name="P1">    Une deuxième page pour un médicament, sa description, composition, effet secondaire, photos de machine de prod</text:p>
      </text:section>
      <text:section text:style-name="Sect1" text:name="magicdomid124">
        <text:p text:style-name="P1">    </text:p>
      </text:section>
      <text:section text:style-name="Sect1" text:name="magicdomid125">
        <text:p text:style-name="P1">    Une troisième page type qui sommes nous, avec date création, palmarès et contact pro</text:p>
      </text:section>
      <text:section text:style-name="Sect1" text:name="magicdomid126">
        <text:p text:style-name="P1">    </text:p>
      </text:section>
      <text:section text:style-name="Sect1" text:name="magicdomid127">
        <text:p text:style-name="P1">    </text:p>
      </text:section>
      <text:section text:style-name="Sect1" text:name="magicdomid128">
        <text:p text:style-name="P1">    Keryan</text:p>
      </text:section>
      <text:section text:style-name="Sect1" text:name="magicdomid129">
        <text:p text:style-name="P1">    Un site destiné au manga Overlord</text:p>
      </text:section>
      <text:section text:style-name="Sect1" text:name="magicdomid130">
        <text:p text:style-name="P1">    Accueil:</text:p>
      </text:section>
      <text:section text:style-name="Sect1" text:name="magicdomid131">
        <text:list text:style-name="L18">
          <text:list-item>
            <text:p text:style-name="P22">- Bannière principale</text:p>
          </text:list-item>
        </text:list>
      </text:section>
      <text:section text:style-name="Sect1" text:name="magicdomid132">
        <text:list text:style-name="L19">
          <text:list-item>
            <text:p text:style-name="P23">- Section Actualités</text:p>
          </text:list-item>
        </text:list>
      </text:section>
      <text:section text:style-name="Sect1" text:name="magicdomid133">
        <text:list text:style-name="L20">
          <text:list-item>
            <text:p text:style-name="P24">- Section Personnages</text:p>
          </text:list-item>
        </text:list>
      </text:section>
      <text:section text:style-name="Sect1" text:name="magicdomid134">
        <text:list text:style-name="L21">
          <text:list-item>
            <text:p text:style-name="P25"/>
          </text:list-item>
        </text:list>
      </text:section>
      <text:section text:style-name="Sect1" text:name="magicdomid135">
        <text:list text:style-name="L22">
          <text:list-item>
            <text:p text:style-name="P26">Page profile d'un personnage:</text:p>
          </text:list-item>
        </text:list>
      </text:section>
      <text:section text:style-name="Sect1" text:name="magicdomid136">
        <text:list text:style-name="L23">
          <text:list-item>
            <text:p text:style-name="P27">- Biographie</text:p>
          </text:list-item>
        </text:list>
      </text:section>
      <text:section text:style-name="Sect1" text:name="magicdomid137">
        <text:list text:style-name="L24">
          <text:list-item>
            <text:p text:style-name="P28">- Pouvoir &amp; Compétences</text:p>
          </text:list-item>
        </text:list>
      </text:section>
      <text:section text:style-name="Sect1" text:name="magicdomid138">
        <text:list text:style-name="L25">
          <text:list-item>
            <text:p text:style-name="P29">- "Relations"</text:p>
          </text:list-item>
        </text:list>
      </text:section>
      <text:section text:style-name="Sect1" text:name="magicdomid139">
        <text:list text:style-name="L26">
          <text:list-item>
            <text:p text:style-name="P30"/>
          </text:list-item>
        </text:list>
      </text:section>
      <text:section text:style-name="Sect1" text:name="magicdomid140">
        <text:p text:style-name="P1">    </text:p>
      </text:section>
      <text:section text:style-name="Sect1" text:name="magicdomid141">
        <text:p text:style-name="P1">    </text:p>
      </text:section>
      <text:section text:style-name="Sect1" text:name="magicdomid142">
        <text:p text:style-name="P1">    </text:p>
      </text:section>
      <text:section text:style-name="Sect1" text:name="magicdomid143">
        <text:p text:style-name="P1">    Enzo</text:p>
      </text:section>
      <text:section text:style-name="Sect1" text:name="magicdomid144">
        <text:p text:style-name="P1">    Un site de présentation pour un restaurant</text:p>
      </text:section>
      <text:section text:style-name="Sect1" text:name="magicdomid145">
        <text:p text:style-name="P1">    </text:p>
      </text:section>
      <text:section text:style-name="Sect1" text:name="magicdomid146">
        <text:p text:style-name="P1">    un menu de navigation avec une bannière</text:p>
      </text:section>
      <text:section text:style-name="Sect1" text:name="magicdomid147">
        <text:p text:style-name="P1">    </text:p>
      </text:section>
      <text:section text:style-name="Sect1" text:name="magicdomid148">
        <text:p text:style-name="P1">    première section d'accueil du site :</text:p>
      </text:section>
      <text:section text:style-name="Sect1" text:name="magicdomid149">
        <text:p text:style-name="P1">        décomposé en deux section côte à côte. A gauche, un message de bienvenue avec</text:p>
      </text:section>
      <text:section text:style-name="Sect1" text:name="magicdomid150">
        <text:p text:style-name="P1">        des liens réserver et voir la carte.</text:p>
      </text:section>
      <text:section text:style-name="Sect1" text:name="magicdomid151">
        <text:p text:style-name="P1">        A droite un défilement d'images du restaurant</text:p>
      </text:section>
      <text:section text:style-name="Sect1" text:name="magicdomid152">
        <text:p text:style-name="P1">    deuxième section :</text:p>
      </text:section>
      <text:section text:style-name="Sect1" text:name="magicdomid153">
        <text:p text:style-name="P1"><text:soft-page-break/>        l'histoire du restaurant</text:p>
      </text:section>
      <text:section text:style-name="Sect1" text:name="magicdomid154">
        <text:p text:style-name="P1">    un footer décomposé en trois parties comme pour le site cofee</text:p>
      </text:section>
      <text:section text:style-name="Sect1" text:name="magicdomid155">
        <text:p text:style-name="P1">    </text:p>
      </text:section>
      <text:section text:style-name="Sect1" text:name="magicdomid156">
        <text:p text:style-name="P1">    deuxième page, </text:p>
      </text:section>
      <text:section text:style-name="Sect1" text:name="magicdomid157">
        <text:p text:style-name="P1">    je réutilise le header et le footer mais je fais une présentation des plats</text:p>
      </text:section>
      <text:section text:style-name="Sect1" text:name="magicdomid158">
        <text:p text:style-name="P1">    pour le main, plusieurs sections en flex avec image et descriptions des plats. à la suite les uns des autres , mais en alternant la position de l'image et de la description une fois à droite et une fois à gauche.</text:p>
      </text:section>
      <text:section text:style-name="Sect1" text:name="magicdomid159">
        <text:p text:style-name="P1">    </text:p>
      </text:section>
      <text:section text:style-name="Sect1" text:name="magicdomid160">
        <text:p text:style-name="P1">    </text:p>
      </text:section>
      <text:section text:style-name="Sect1" text:name="magicdomid161">
        <text:p text:style-name="P1">    </text:p>
      </text:section>
      <text:section text:style-name="Sect1" text:name="magicdomid162">
        <text:p text:style-name="P1">    Davy :</text:p>
      </text:section>
      <text:section text:style-name="Sect1" text:name="magicdomid163">
        <text:p text:style-name="P1">        Site sur l'athlétisme</text:p>
      </text:section>
      <text:section text:style-name="Sect1" text:name="magicdomid164">
        <text:p text:style-name="P1">    Page d'accueil présentant en bref le dernier WR avec possibilité de se rediriger vers les détails</text:p>
      </text:section>
      <text:section text:style-name="Sect1" text:name="magicdomid165">
        <text:p text:style-name="P1">    Page avec les WR avec filtres, discipline, nom athlète, record et date</text:p>
      </text:section>
      <text:section text:style-name="Sect1" text:name="magicdomid166">
        <text:p text:style-name="P1">    Page avec une fiche d'athlète avec leur palmarès, discipline, photo (si j'ai le temps) </text:p>
      </text:section>
      <text:section text:style-name="Sect1" text:name="magicdomid167">
        <text:p text:style-name="P1">    </text:p>
      </text:section>
      <text:section text:style-name="Sect1" text:name="magicdomid168">
        <text:p text:style-name="P1">    </text:p>
      </text:section>
      <text:section text:style-name="Sect1" text:name="magicdomid169">
        <text:p text:style-name="P1">    </text:p>
      </text:section>
      <text:section text:style-name="Sect1" text:name="magicdomid170">
        <text:p text:style-name="P1">    Cécile</text:p>
      </text:section>
      <text:section text:style-name="Sect1" text:name="magicdomid171">
        <text:p text:style-name="P1">    "World of Fairy Tales"</text:p>
      </text:section>
      <text:section text:style-name="Sect1" text:name="magicdomid172">
        <text:p text:style-name="P1">    </text:p>
      </text:section>
      <text:section text:style-name="Sect1" text:name="magicdomid173">
        <text:p text:style-name="P1">    - Page d'accueil :</text:p>
      </text:section>
      <text:section text:style-name="Sect1" text:name="magicdomid174">
        <text:p text:style-name="P1">        Bannière paysage féérique</text:p>
      </text:section>
      <text:section text:style-name="Sect1" text:name="magicdomid175">
        <text:p text:style-name="P1">        Titre</text:p>
      </text:section>
      <text:section text:style-name="Sect1" text:name="magicdomid176">
        <text:p text:style-name="P1">        Section 'Contes Célèbres' présentant 2 contes avec illustration + résumé</text:p>
      </text:section>
      <text:section text:style-name="Sect1" text:name="magicdomid177">
        <text:p text:style-name="P1">        Section 'Personnages enchantés' : 3 images + nom + courte description/rôle</text:p>
      </text:section>
      <text:section text:style-name="Sect1" text:name="magicdomid178">
        <text:p text:style-name="P1">        </text:p>
      </text:section>
      <text:section text:style-name="Sect1" text:name="magicdomid179">
        <text:p text:style-name="P1">    -Page 2 : Détail d'un conte</text:p>
      </text:section>
      <text:section text:style-name="Sect1" text:name="magicdomid180">
        <text:list text:style-name="L27">
          <text:list-item>
            <text:p text:style-name="P31">    Histoire détaillée + illustrations</text:p>
          </text:list-item>
        </text:list>
      </text:section>
      <text:section text:style-name="Sect1" text:name="magicdomid181">
        <text:list text:style-name="L28">
          <text:list-item>
            <text:p text:style-name="P32">(Moments clés ?)</text:p>
          </text:list-item>
        </text:list>
      </text:section>
      <text:section text:style-name="Sect1" text:name="magicdomid182">
        <text:p text:style-name="P1">    </text:p>
      </text:section>
      <text:section text:style-name="Sect1" text:name="magicdomid183">
        <text:p text:style-name="P1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09:41:14.195000000</meta:creation-date>
    <dc:date>2024-10-11T09:41:58.944000000</dc:date>
    <meta:editing-duration>PT47S</meta:editing-duration>
    <meta:editing-cycles>1</meta:editing-cycles>
    <meta:document-statistic meta:table-count="0" meta:image-count="0" meta:object-count="0" meta:page-count="5" meta:paragraph-count="182" meta:word-count="657" meta:character-count="4641" meta:non-whitespace-character-count="3561"/>
    <meta:generator>LibreOffice/24.8.2.1$Windows_X86_64 LibreOffice_project/0f794b6e29741098670a3b95d60478a65d05ef13</meta:generator>
  </office:meta>
</office:document-meta>
</file>